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527000000276724F4FEEFAF382F.png" manifest:media-type="image/png"/>
  <manifest:file-entry manifest:full-path="Pictures/100000000000036D00000052FC62421320D5A80F.png" manifest:media-type="image/png"/>
  <manifest:file-entry manifest:full-path="Pictures/10000201000003690000006853B7E2C8B0D79BD0.png" manifest:media-type="image/png"/>
  <manifest:file-entry manifest:full-path="Pictures/1000020100000524000000293D1C49D42E5CF65E.png" manifest:media-type="image/png"/>
  <manifest:file-entry manifest:full-path="Pictures/10000201000003700000005011DE3299F9105A92.png" manifest:media-type="image/png"/>
  <manifest:file-entry manifest:full-path="Pictures/1000020100000525000000256CCD8BB7031F2A33.png" manifest:media-type="image/png"/>
  <manifest:file-entry manifest:full-path="Pictures/10000000000005240000002598DB39B293E30DAE.png" manifest:media-type="image/png"/>
  <manifest:file-entry manifest:full-path="Pictures/100002010000036F00000035B79FF6A6A05903C3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"/>
  <manifest:file-entry manifest:full-path="ObjectReplacements/Object 21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Код">
      <style:paragraph-properties fo:margin-left="0cm" fo:margin-right="0.801cm" fo:text-indent="0cm" style:auto-text-indent="false"/>
    </style:style>
    <style:style style:name="P2" style:family="paragraph" style:parent-style-name="Код" style:list-style-name="L3"/>
    <style:style style:name="P3" style:family="paragraph" style:parent-style-name="Код" style:list-style-name="L3">
      <style:text-properties officeooo:paragraph-rsid="001533dc"/>
    </style:style>
    <style:style style:name="P4" style:family="paragraph" style:parent-style-name="Стандарт" style:list-style-name="L1"/>
    <style:style style:name="P5" style:family="paragraph" style:parent-style-name="Стандарт" style:list-style-name="L1">
      <style:text-properties officeooo:paragraph-rsid="0012d154"/>
    </style:style>
    <style:style style:name="P6" style:family="paragraph" style:parent-style-name="Стандарт" style:list-style-name="L2"/>
    <style:style style:name="P7" style:family="paragraph" style:parent-style-name="Стандарт" style:list-style-name="L2">
      <style:text-properties fo:font-weight="normal" officeooo:rsid="0013ffaf" officeooo:paragraph-rsid="0013ffaf" style:font-weight-asian="normal" style:font-weight-complex="normal"/>
    </style:style>
    <style:style style:name="P8" style:family="paragraph" style:parent-style-name="Стандарт" style:list-style-name="L3"/>
    <style:style style:name="P9" style:family="paragraph" style:parent-style-name="Стандарт" style:list-style-name="L3">
      <style:text-properties officeooo:paragraph-rsid="0019defb"/>
    </style:style>
    <style:style style:name="P10" style:family="paragraph" style:parent-style-name="Стандарт" style:list-style-name="L3">
      <style:text-properties officeooo:paragraph-rsid="001ac716"/>
    </style:style>
    <style:style style:name="P11" style:family="paragraph" style:parent-style-name="Стандарт" style:list-style-name="L3">
      <style:text-properties style:font-name="Ubuntu1"/>
    </style:style>
    <style:style style:name="P12" style:family="paragraph" style:parent-style-name="Index_20_Heading" style:list-style-name="L1"/>
    <style:style style:name="P13" style:family="paragraph" style:parent-style-name="Index_20_Heading" style:list-style-name="L2"/>
    <style:style style:name="P14" style:family="paragraph" style:parent-style-name="Index_20_Heading" style:list-style-name="L3"/>
    <style:style style:name="P15" style:family="paragraph" style:parent-style-name="Index_20_Heading" style:list-style-name="L3">
      <style:text-properties fo:color="#ce181e" officeooo:paragraph-rsid="0019075f"/>
    </style:style>
    <style:style style:name="P16" style:family="paragraph" style:parent-style-name="Index_20_Heading" style:list-style-name="L3">
      <style:text-properties fo:color="#ce181e" officeooo:rsid="001533dc" officeooo:paragraph-rsid="001533dc"/>
    </style:style>
    <style:style style:name="P17" style:family="paragraph" style:parent-style-name="Index_20_Heading" style:list-style-name="L3">
      <style:text-properties fo:color="#ce181e" officeooo:rsid="0019defb" officeooo:paragraph-rsid="0019defb"/>
    </style:style>
    <style:style style:name="P18" style:family="paragraph" style:parent-style-name="Index_20_Heading" style:list-style-name="L3">
      <style:text-properties officeooo:rsid="001620a5" officeooo:paragraph-rsid="001620a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ffaf" style:font-weight-asian="normal" style:font-weight-complex="normal"/>
    </style:style>
    <style:style style:name="T3" style:family="text">
      <style:text-properties style:font-name="courier new" fo:font-size="11.25pt"/>
    </style:style>
    <style:style style:name="T4" style:family="text">
      <style:text-properties fo:font-style="italic"/>
    </style:style>
    <style:style style:name="T5" style:family="text">
      <style:text-properties style:font-name="times new roman" fo:font-size="12.75pt" fo:font-style="italic"/>
    </style:style>
    <style:style style:name="T6" style:family="text">
      <style:text-properties officeooo:rsid="0013ffaf" style:font-weight-asian="normal" style:font-weight-complex="normal"/>
    </style:style>
    <style:style style:name="T7" style:family="text">
      <style:text-properties fo:color="#000088"/>
    </style:style>
    <style:style style:name="T8" style:family="text">
      <style:text-properties fo:color="#000088" fo:font-size="9pt" fo:font-style="normal" fo:font-weight="normal"/>
    </style:style>
    <style:style style:name="T9" style:family="text">
      <style:text-properties fo:color="#000088" fo:font-size="9.75pt" fo:font-style="normal" fo:font-weight="normal"/>
    </style:style>
    <style:style style:name="T10" style:family="text">
      <style:text-properties fo:color="#000000" style:text-line-through-style="none" style:text-line-through-type="none" style:font-name="MathJax Math-italic" fo:font-size="12.75pt" style:text-underline-style="none" style:text-blinking="false" loext:padding="0cm" loext:border="none"/>
    </style:style>
    <style:style style:name="T11" style:family="text">
      <style:text-properties fo:color="#000000" style:text-line-through-style="none" style:text-line-through-type="none" style:font-name="MathJax Main" fo:font-size="12.75pt" style:text-underline-style="none" style:text-blinking="false" loext:padding="0cm" loext:border="none"/>
    </style:style>
    <style:style style:name="T12" style:family="text">
      <style:text-properties fo:color="#000000" style:text-line-through-style="none" style:text-line-through-type="none" style:font-name="MathJax Main" fo:font-size="9pt" style:text-underline-style="none" style:text-blinking="false" loext:padding="0cm" loext:border="none"/>
    </style:style>
    <style:style style:name="T13" style:family="text">
      <style:text-properties fo:color="#666600"/>
    </style:style>
    <style:style style:name="T14" style:family="text">
      <style:text-properties fo:color="#666600" fo:font-size="9pt" fo:font-style="normal" fo:font-weight="normal"/>
    </style:style>
    <style:style style:name="T15" style:family="text">
      <style:text-properties fo:color="#666600" fo:font-size="9.75pt" fo:font-style="normal" fo:font-weight="normal"/>
    </style:style>
    <style:style style:name="T16" style:family="text">
      <style:text-properties fo:font-size="9pt" fo:font-style="normal" fo:font-weight="normal"/>
    </style:style>
    <style:style style:name="T17" style:family="text">
      <style:text-properties fo:color="#006666"/>
    </style:style>
    <style:style style:name="T18" style:family="text">
      <style:text-properties fo:color="#006666" fo:font-size="9pt" fo:font-style="normal" fo:font-weight="normal"/>
    </style:style>
    <style:style style:name="T19" style:family="text">
      <style:text-properties fo:color="#006666" fo:font-size="9.75pt" fo:font-style="normal" fo:font-weight="normal"/>
    </style:style>
    <style:style style:name="T20" style:family="text">
      <style:text-properties fo:color="#008800"/>
    </style:style>
    <style:style style:name="T21" style:family="text">
      <style:text-properties fo:color="#008800" fo:font-size="9pt" fo:font-style="normal" fo:font-weight="normal"/>
    </style:style>
    <style:style style:name="T22" style:family="text">
      <style:text-properties fo:color="#008800" fo:font-size="9.75pt" fo:font-style="normal" fo:font-weight="normal"/>
    </style:style>
    <style:style style:name="T23" style:family="text">
      <style:text-properties officeooo:rsid="00147dc4"/>
    </style:style>
    <style:style style:name="T24" style:family="text">
      <style:text-properties fo:font-variant="normal" fo:text-transform="none" fo:color="#222222" style:font-name="Helvetica Neue" fo:font-size="10.5pt" fo:letter-spacing="normal" fo:font-style="normal" fo:font-weight="normal"/>
    </style:style>
    <style:style style:name="T25" style:family="text">
      <style:text-properties fo:font-variant="normal" fo:text-transform="none" fo:color="#222222" style:font-name="times new roman" fo:font-size="12.75pt" fo:letter-spacing="normal" fo:font-style="italic" fo:font-weight="normal"/>
    </style:style>
    <style:style style:name="T26" style:family="text">
      <style:text-properties fo:font-variant="normal" fo:text-transform="none" fo:color="#222222" style:font-name="times new roman" fo:font-size="12.75pt" fo:letter-spacing="normal" fo:font-style="normal" fo:font-weight="normal"/>
    </style:style>
    <style:style style:name="T27" style:family="text">
      <style:text-properties fo:font-variant="normal" fo:text-transform="none" fo:color="#222222" fo:letter-spacing="normal"/>
    </style:style>
    <style:style style:name="T28" style:family="text">
      <style:text-properties fo:font-variant="normal" fo:text-transform="none" fo:color="#222222" fo:font-size="10.5pt" fo:letter-spacing="normal" fo:font-style="normal" fo:font-weight="normal"/>
    </style:style>
    <style:style style:name="T29" style:family="text">
      <style:text-properties fo:font-variant="normal" fo:text-transform="none" fo:color="#222222" fo:font-size="12.75pt" fo:letter-spacing="normal" fo:font-style="italic" fo:font-weight="normal"/>
    </style:style>
    <style:style style:name="T30" style:family="text">
      <style:text-properties fo:font-variant="normal" fo:text-transform="none" fo:color="#222222" fo:font-size="12.75pt" fo:letter-spacing="normal" fo:font-style="normal" fo:font-weight="normal"/>
    </style:style>
    <style:style style:name="T31" style:family="text">
      <style:text-properties officeooo:rsid="0019075f"/>
    </style:style>
    <style:style style:name="T32" style:family="text">
      <style:text-properties fo:font-size="9.7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09136644" text:style-name="L1">
        <text:list-item>
          <text:p text:style-name="P12">Задача 2.G</text:p>
          <text:p text:style-name="P4">Строка называется <text:span text:style-name="T1">бинарной</text:span>, если она состоит только из символов «<text:span text:style-name="T3">0</text:span>» и «<text:span text:style-name="T3">1</text:span>». Строка<draw:frame draw:style-name="fr2" draw:name="Объект14" text:anchor-type="as-char" svg:y="-0.377cm" svg:width="0.423cm" svg:height="0.467cm" draw:z-index="14"><draw:object xlink:href="./Object 14" xlink:type="simple" xlink:show="embed" xlink:actuate="onLoad"/><draw:image xlink:href="./ObjectReplacements/Object 14" xlink:type="simple" xlink:show="embed" xlink:actuate="onLoad"/></draw:frame>называется <text:span text:style-name="T4">подстрокой</text:span> строки<text:span text:style-name="T5"><draw:frame draw:style-name="fr2" draw:name="Объект15" text:anchor-type="as-char" svg:y="-0.377cm" svg:width="0.512cm" svg:height="0.467cm" draw:z-index="15"><draw:object xlink:href="./Object 15" xlink:type="simple" xlink:show="embed" xlink:actuate="onLoad"/><draw:image xlink:href="./ObjectReplacements/Object 15" xlink:type="simple" xlink:show="embed" xlink:actuate="onLoad"/></draw:frame></text:span>, если она имеет ненулевую длину, и ее можно прочитать, начиная с некоторой позиции, в строке<text:span text:style-name="T5"><draw:frame draw:style-name="fr2" draw:name="Объект16" text:anchor-type="as-char" svg:y="-0.377cm" svg:width="0.512cm" svg:height="0.467cm" draw:z-index="16"><draw:object xlink:href="./Object 16" xlink:type="simple" xlink:show="embed" xlink:actuate="onLoad"/><draw:image xlink:href="./ObjectReplacements/Object 16" xlink:type="simple" xlink:show="embed" xlink:actuate="onLoad"/></draw:frame></text:span>. Например, у строки «<text:span text:style-name="T3">010</text:span>» есть шесть подстрок: «<text:span text:style-name="T3">0</text:span>», «<text:span text:style-name="T3">1</text:span>», «<text:span text:style-name="T3">0</text:span>», «<text:span text:style-name="T3">01</text:span>», «<text:span text:style-name="T3">10</text:span>», «<text:span text:style-name="T3">010</text:span>». Две подстроки считаются различными, если их позиции вхождения различны. Другими словами, каждую подстроку нужно учитывать столько раз, сколько она встречается. </text:p>
          <text:p text:style-name="P4">Дана бинарная строка<text:span text:style-name="T5"><draw:frame draw:style-name="fr2" draw:name="Объект17" text:anchor-type="as-char" svg:y="-0.377cm" svg:width="0.39cm" svg:height="0.467cm" draw:z-index="17"><draw:object xlink:href="./Object 17" xlink:type="simple" xlink:show="embed" xlink:actuate="onLoad"/><draw:image xlink:href="./ObjectReplacements/Object 17" xlink:type="simple" xlink:show="embed" xlink:actuate="onLoad"/></draw:frame></text:span>. Ваша задача — найти количество ее подстрок, содержащих ровно<draw:frame draw:style-name="fr2" draw:name="Объект18" text:anchor-type="as-char" svg:y="-0.377cm" svg:width="0.423cm" svg:height="0.467cm" draw:z-index="18"><draw:object xlink:href="./Object 18" xlink:type="simple" xlink:show="embed" xlink:actuate="onLoad"/><draw:image xlink:href="./ObjectReplacements/Object 18" xlink:type="simple" xlink:show="embed" xlink:actuate="onLoad"/></draw:frame>единиц.</text:p>
          <text:p text:style-name="P5"><draw:frame draw:style-name="fr1" draw:name="Изображение1" text:anchor-type="paragraph" svg:x="1.332cm" svg:y="0cm" svg:width="16.365cm" svg:height="1.949cm" draw:z-index="0"><draw:image xlink:href="Pictures/10000201000003690000006853B7E2C8B0D79BD0.png" xlink:type="simple" xlink:show="embed" xlink:actuate="onLoad" loext:mime-type="image/png"/></draw:frame></text:p>
        </text:list-item>
      </text:list>
      <text:p text:style-name="Код"><text:bookmark text:name="program-source-text1"/>k <text:span text:style-name="T13">=</text:span> int<text:span text:style-name="T13">(</text:span>input<text:span text:style-name="T13">())</text:span></text:p>
      <text:p text:style-name="Код">ss <text:span text:style-name="T13">=</text:span> input<text:span text:style-name="T13">()</text:span></text:p>
      <text:p text:style-name="Код">m <text:span text:style-name="T13">=</text:span> len<text:span text:style-name="T13">(</text:span>ss<text:span text:style-name="T13">)</text:span></text:p>
      <text:p text:style-name="Код"/>
      <text:p text:style-name="Код">zeros <text:span text:style-name="T13">=</text:span> <text:span text:style-name="T13">[]</text:span></text:p>
      <text:p text:style-name="Код">past <text:span text:style-name="T13">=</text:span> <text:span text:style-name="T20">'1'</text:span></text:p>
      <text:p text:style-name="Код"><text:span text:style-name="T7">for</text:span> s <text:span text:style-name="T7">in</text:span> ss<text:span text:style-name="T13">:</text:span></text:p>
      <text:p text:style-name="Код"><text:s text:c="4"/><text:span text:style-name="T8">if</text:span><text:span text:style-name="T16"> past </text:span><text:span text:style-name="T14">==</text:span><text:span text:style-name="T16"> </text:span><text:span text:style-name="T21">'1'</text:span><text:span text:style-name="T16"> </text:span><text:span text:style-name="T8">and</text:span><text:span text:style-name="T16"> s </text:span><text:span text:style-name="T14">==</text:span><text:span text:style-name="T16"> </text:span><text:span text:style-name="T21">'1'</text:span><text:span text:style-name="T14">:</text:span></text:p>
      <text:p text:style-name="Код"><text:s text:c="8"/><text:span text:style-name="T16">zeros</text:span><text:span text:style-name="T14">.</text:span><text:span text:style-name="T16">append</text:span><text:span text:style-name="T14">(</text:span><text:span text:style-name="T18">0</text:span><text:span text:style-name="T14">)</text:span></text:p>
      <text:p text:style-name="Код"><text:s text:c="4"/><text:span text:style-name="T8">elif</text:span><text:span text:style-name="T16"> past </text:span><text:span text:style-name="T14">==</text:span><text:span text:style-name="T16"> </text:span><text:span text:style-name="T21">'1'</text:span><text:span text:style-name="T16"> </text:span><text:span text:style-name="T8">and</text:span><text:span text:style-name="T16"> s </text:span><text:span text:style-name="T14">==</text:span><text:span text:style-name="T16"> </text:span><text:span text:style-name="T21">'0'</text:span><text:span text:style-name="T14">:</text:span></text:p>
      <text:p text:style-name="Код"><text:s text:c="8"/><text:span text:style-name="T16">zeros</text:span><text:span text:style-name="T14">.</text:span><text:span text:style-name="T16">append</text:span><text:span text:style-name="T14">(</text:span><text:span text:style-name="T18">1</text:span><text:span text:style-name="T14">)</text:span></text:p>
      <text:p text:style-name="Код"><text:s text:c="4"/><text:span text:style-name="T8">elif</text:span><text:span text:style-name="T16"> past </text:span><text:span text:style-name="T14">==</text:span><text:span text:style-name="T16"> </text:span><text:span text:style-name="T21">'0'</text:span><text:span text:style-name="T16"> </text:span><text:span text:style-name="T8">and</text:span><text:span text:style-name="T16"> s </text:span><text:span text:style-name="T14">==</text:span><text:span text:style-name="T16"> </text:span><text:span text:style-name="T21">'0'</text:span><text:span text:style-name="T14">:</text:span></text:p>
      <text:p text:style-name="Код"><text:s text:c="8"/><text:span text:style-name="T16">zeros</text:span><text:span text:style-name="T14">[-</text:span><text:span text:style-name="T18">1</text:span><text:span text:style-name="T14">]</text:span><text:span text:style-name="T16"> </text:span><text:span text:style-name="T14">+=</text:span><text:span text:style-name="T16"> </text:span><text:span text:style-name="T18">1</text:span></text:p>
      <text:p text:style-name="Код"><text:s text:c="4"/><text:span text:style-name="T16">past </text:span><text:span text:style-name="T14">=</text:span><text:span text:style-name="T16"> s</text:span></text:p>
      <text:p text:style-name="Код"><text:span text:style-name="T7">if</text:span> ss<text:span text:style-name="T13">[-</text:span><text:span text:style-name="T17">1</text:span><text:span text:style-name="T13">]</text:span> <text:span text:style-name="T13">==</text:span> <text:span text:style-name="T20">'1'</text:span><text:span text:style-name="T13">:</text:span></text:p>
      <text:p text:style-name="Код"><text:s text:c="4"/><text:span text:style-name="T16">zeros</text:span><text:span text:style-name="T14">.</text:span><text:span text:style-name="T16">append</text:span><text:span text:style-name="T14">(</text:span><text:span text:style-name="T18">0</text:span><text:span text:style-name="T14">)</text:span></text:p>
      <text:p text:style-name="Код">res <text:span text:style-name="T13">=</text:span> <text:span text:style-name="T17">0</text:span></text:p>
      <text:p text:style-name="Код"><text:span text:style-name="T7">if</text:span> k <text:span text:style-name="T13">!=</text:span> <text:span text:style-name="T17">0</text:span><text:span text:style-name="T13">:</text:span></text:p>
      <text:p text:style-name="Код"><text:s text:c="4"/><text:span text:style-name="T16">i </text:span><text:span text:style-name="T14">=</text:span><text:span text:style-name="T16"> </text:span><text:span text:style-name="T18">0</text:span></text:p>
      <text:p text:style-name="Код"><text:s text:c="4"/><text:span text:style-name="T8">while</text:span><text:span text:style-name="T16"> i </text:span><text:span text:style-name="T14">+</text:span><text:span text:style-name="T16"> k </text:span><text:span text:style-name="T14">&lt;</text:span><text:span text:style-name="T16"> len</text:span><text:span text:style-name="T14">(</text:span><text:span text:style-name="T16">zeros</text:span><text:span text:style-name="T14">):</text:span></text:p>
      <text:p text:style-name="Код"><text:s text:c="8"/><text:span text:style-name="T16">res </text:span><text:span text:style-name="T14">+=</text:span><text:span text:style-name="T16"> </text:span><text:span text:style-name="T14">(</text:span><text:span text:style-name="T16">zeros</text:span><text:span text:style-name="T14">[</text:span><text:span text:style-name="T16">i</text:span><text:span text:style-name="T14">]+</text:span><text:span text:style-name="T18">1</text:span><text:span text:style-name="T14">)*(</text:span><text:span text:style-name="T16">zeros</text:span><text:span text:style-name="T14">[</text:span><text:span text:style-name="T16">i</text:span><text:span text:style-name="T14">+</text:span><text:span text:style-name="T16">k</text:span><text:span text:style-name="T14">]+</text:span><text:span text:style-name="T18">1</text:span><text:span text:style-name="T14">)</text:span></text:p>
      <text:p text:style-name="Код"><text:s text:c="8"/><text:span text:style-name="T16">i </text:span><text:span text:style-name="T14">+=</text:span><text:span text:style-name="T16"> </text:span><text:span text:style-name="T18">1</text:span></text:p>
      <text:p text:style-name="Код"><text:span text:style-name="T7">elif</text:span> k <text:span text:style-name="T13">==</text:span> <text:span text:style-name="T17">0</text:span><text:span text:style-name="T13">:</text:span></text:p>
      <text:p text:style-name="Код"><text:s text:c="4"/><text:span text:style-name="T16">i </text:span><text:span text:style-name="T14">=</text:span><text:span text:style-name="T16"> </text:span><text:span text:style-name="T18">0</text:span></text:p>
      <text:p text:style-name="Код"><text:s text:c="4"/><text:span text:style-name="T8">while</text:span><text:span text:style-name="T16"> i </text:span><text:span text:style-name="T14">+</text:span><text:span text:style-name="T16"> k </text:span><text:span text:style-name="T14">&lt;</text:span><text:span text:style-name="T16"> len</text:span><text:span text:style-name="T14">(</text:span><text:span text:style-name="T16">zeros</text:span><text:span text:style-name="T14">):</text:span></text:p>
      <text:p text:style-name="Код"><text:s text:c="8"/><text:span text:style-name="T16">res </text:span><text:span text:style-name="T14">+=</text:span><text:span text:style-name="T16"> int</text:span><text:span text:style-name="T14">(</text:span><text:span text:style-name="T18">0.5</text:span><text:span text:style-name="T14">*</text:span><text:span text:style-name="T16">zeros</text:span><text:span text:style-name="T14">[</text:span><text:span text:style-name="T16">i</text:span><text:span text:style-name="T14">]*(</text:span><text:span text:style-name="T16">zeros</text:span><text:span text:style-name="T14">[</text:span><text:span text:style-name="T16">i</text:span><text:span text:style-name="T14">+</text:span><text:span text:style-name="T16">k</text:span><text:span text:style-name="T14">]+</text:span><text:span text:style-name="T18">1</text:span><text:span text:style-name="T14">))</text:span></text:p>
      <text:p text:style-name="Код"><text:s text:c="8"/><text:span text:style-name="T16">i </text:span><text:span text:style-name="T14">+=</text:span><text:span text:style-name="T16"> </text:span><text:span text:style-name="T18">1</text:span></text:p>
      <text:p text:style-name="Код"><text:span text:style-name="T7">print</text:span><text:span text:style-name="T13">(</text:span>res<text:span text:style-name="T13">)</text:span></text:p>
      <text:p text:style-name="Код"/>
      <text:list xml:id="list1618008655" text:style-name="L2">
        <text:list-item>
          <text:p text:style-name="P13">Задача <text:span text:style-name="T23">6.H</text:span></text:p>
          <text:p text:style-name="P6"><text:span text:style-name="T6"><text:line-break/>Известно, что простыми называются целые положительные числа, у которых ровно два различных положительных делителя. По аналогии назовем целое положительное число</text:span><text:span text:style-name="T6"><draw:frame draw:style-name="fr2" draw:name="Объект11" text:anchor-type="as-char" svg:y="-0.377cm" svg:width="0.349cm" svg:height="0.467cm" draw:z-index="19"><draw:object xlink:href="./Object 11" xlink:type="simple" xlink:show="embed" xlink:actuate="onLoad"/><draw:image xlink:href="./ObjectReplacements/Object 11" xlink:type="simple" xlink:show="embed" xlink:actuate="onLoad"/></draw:frame></text:span><text:span text:style-name="T2">Т-простым</text:span><text:span text:style-name="T6">, если у</text:span><text:span text:style-name="T6"><draw:frame draw:style-name="fr2" draw:name="Объект12" text:anchor-type="as-char" svg:y="-0.377cm" svg:width="0.349cm" svg:height="0.467cm" draw:z-index="20"><draw:object xlink:href="./Object 12" xlink:type="simple" xlink:show="embed" xlink:actuate="onLoad"/><draw:image xlink:href="./ObjectReplacements/Object 12" xlink:type="simple" xlink:show="embed" xlink:actuate="onLoad"/></draw:frame></text:span><text:span text:style-name="T6">ровно три различных положительных делителя.</text:span></text:p>
          <text:p text:style-name="P6">Вам дан массив, состоящий из<draw:frame draw:style-name="fr2" draw:name="Объект13" text:anchor-type="as-char" svg:y="-0.377cm" svg:width="0.422cm" svg:height="0.467cm" draw:z-index="21"><draw:object xlink:href="./Object 13" xlink:type="simple" xlink:show="embed" xlink:actuate="onLoad"/><draw:image xlink:href="./ObjectReplacements/Object 13" xlink:type="simple" xlink:show="embed" xlink:actuate="onLoad"/></draw:frame>целых положительных чисел. Для каждого из них определите, является ли оно Т-простым или нет.</text:p>
          <text:p text:style-name="P7"><draw:frame draw:style-name="fr1" draw:name="Изображение2" text:anchor-type="paragraph" svg:x="1.73cm" svg:y="0cm" svg:width="15.965cm" svg:height="1.492cm" draw:z-index="1"><draw:image xlink:href="Pictures/100000000000036D00000052FC62421320D5A80F.png" xlink:type="simple" xlink:show="embed" xlink:actuate="onLoad" loext:mime-type="image/png"/></draw:frame></text:p>
        </text:list-item>
      </text:list>
      <text:p text:style-name="Код"><text:bookmark text:name="program-source-text"/><text:span text:style-name="T7">def</text:span> is_prime<text:span text:style-name="T13">(</text:span>n<text:span text:style-name="T13">):</text:span></text:p>
      <text:p text:style-name="Код"><text:s text:c="4"/><text:span text:style-name="T8">if</text:span><text:span text:style-name="T16"> int</text:span><text:span text:style-name="T14">(</text:span><text:span text:style-name="T16">n</text:span><text:span text:style-name="T14">**</text:span><text:span text:style-name="T18">0.5</text:span><text:span text:style-name="T14">)**</text:span><text:span text:style-name="T18">2</text:span><text:span text:style-name="T16"> </text:span><text:span text:style-name="T14">==</text:span><text:span text:style-name="T16"> n</text:span><text:span text:style-name="T14">:</text:span></text:p>
      <text:p text:style-name="Код"><text:s text:c="8"/><text:span text:style-name="T16">n </text:span><text:span text:style-name="T14">=</text:span><text:span text:style-name="T16"> int</text:span><text:span text:style-name="T14">(</text:span><text:span text:style-name="T16">n</text:span><text:span text:style-name="T14">**</text:span><text:span text:style-name="T18">0.5</text:span><text:span text:style-name="T14">)</text:span></text:p>
      <text:p text:style-name="Код"><text:s text:c="4"/><text:span text:style-name="T8">else</text:span><text:span text:style-name="T14">:</text:span></text:p>
      <text:p text:style-name="Код"><text:s text:c="8"/><text:span text:style-name="T8">return</text:span><text:span text:style-name="T16"> </text:span><text:span text:style-name="T8">False</text:span></text:p>
      <text:p text:style-name="Код"><text:s text:c="4"/><text:span text:style-name="T16">a </text:span><text:span text:style-name="T14">=</text:span><text:span text:style-name="T16"> </text:span><text:span text:style-name="T18">2</text:span></text:p>
      <text:p text:style-name="Код"><text:s text:c="4"/><text:span text:style-name="T16">res </text:span><text:span text:style-name="T14">=</text:span><text:span text:style-name="T16"> </text:span><text:span text:style-name="T8">True</text:span></text:p>
      <text:p text:style-name="Код"><text:s text:c="4"/><text:span text:style-name="T8">if</text:span><text:span text:style-name="T16"> n </text:span><text:span text:style-name="T14">==</text:span><text:span text:style-name="T16"> </text:span><text:span text:style-name="T18">1</text:span><text:span text:style-name="T14">:</text:span></text:p>
      <text:p text:style-name="Код"><text:s text:c="8"/><text:span text:style-name="T16">res </text:span><text:span text:style-name="T14">=</text:span><text:span text:style-name="T16"> </text:span><text:span text:style-name="T8">False</text:span></text:p>
      <text:p text:style-name="Код"><text:s text:c="4"/><text:span text:style-name="T8">else</text:span><text:span text:style-name="T14">:</text:span></text:p>
      <text:p text:style-name="Код"><text:s text:c="8"/><text:span text:style-name="T8">while</text:span><text:span text:style-name="T16"> a</text:span><text:span text:style-name="T14">**</text:span><text:span text:style-name="T18">2</text:span><text:span text:style-name="T16"> </text:span><text:span text:style-name="T14">&lt;=</text:span><text:span text:style-name="T16"> n</text:span><text:span text:style-name="T14">:</text:span></text:p>
      <text:p text:style-name="Код"><text:s text:c="12"/><text:span text:style-name="T8">if</text:span><text:span text:style-name="T16"> n </text:span><text:span text:style-name="T14">%</text:span><text:span text:style-name="T16"> a </text:span><text:span text:style-name="T14">==</text:span><text:span text:style-name="T16"> </text:span><text:span text:style-name="T18">0</text:span><text:span text:style-name="T14">:</text:span></text:p>
      <text:p text:style-name="Код"><text:soft-page-break/><text:s text:c="16"/><text:span text:style-name="T16">res </text:span><text:span text:style-name="T14">=</text:span><text:span text:style-name="T16"> </text:span><text:span text:style-name="T8">False</text:span></text:p>
      <text:p text:style-name="Код"><text:s text:c="16"/><text:span text:style-name="T8">break</text:span></text:p>
      <text:p text:style-name="Код"><text:s text:c="12"/><text:span text:style-name="T16">a </text:span><text:span text:style-name="T14">+=</text:span><text:span text:style-name="T16"> </text:span><text:span text:style-name="T18">1</text:span></text:p>
      <text:p text:style-name="Код"><text:s text:c="4"/><text:span text:style-name="T8">return</text:span><text:span text:style-name="T16"> res</text:span></text:p>
      <text:p text:style-name="Код"/>
      <text:p text:style-name="Код">n <text:span text:style-name="T13">=</text:span> int<text:span text:style-name="T13">(</text:span>input<text:span text:style-name="T13">())</text:span></text:p>
      <text:p text:style-name="Код">ans <text:span text:style-name="T13">=</text:span> <text:span text:style-name="T13">{</text:span><text:span text:style-name="T7">True</text:span><text:span text:style-name="T13">:</text:span> <text:span text:style-name="T20">'YES'</text:span><text:span text:style-name="T13">,</text:span> <text:span text:style-name="T7">False</text:span><text:span text:style-name="T13">:</text:span><text:span text:style-name="T20">'NO'</text:span><text:span text:style-name="T13">}</text:span></text:p>
      <text:p text:style-name="Код">xs <text:span text:style-name="T13">=</text:span> <text:span text:style-name="T13">[</text:span>ans<text:span text:style-name="T13">[</text:span>is_prime<text:span text:style-name="T13">(</text:span>x<text:span text:style-name="T13">)]</text:span> <text:span text:style-name="T7">for</text:span> x <text:span text:style-name="T7">in</text:span> map<text:span text:style-name="T13">(</text:span>int<text:span text:style-name="T13">,</text:span> input<text:span text:style-name="T13">().</text:span>split<text:span text:style-name="T13">())]</text:span></text:p>
      <text:p text:style-name="Код"/>
      <text:p text:style-name="Код"><text:span text:style-name="T7">print</text:span><text:span text:style-name="T13">(</text:span><text:span text:style-name="T20">'\n'</text:span><text:span text:style-name="T13">.</text:span>join<text:span text:style-name="T13">(</text:span>map<text:span text:style-name="T13">(</text:span>str<text:span text:style-name="T13">,</text:span> xs<text:span text:style-name="T13">)))</text:span></text:p>
      <text:p text:style-name="Код"/>
      <text:list xml:id="list1724217324" text:style-name="L3">
        <text:list-item>
          <text:p text:style-name="P16">Задача 6.Е !!</text:p>
          <text:p text:style-name="P8">Задан набор из всех целых чисел от<draw:frame draw:style-name="fr2" draw:name="Объект1" text:anchor-type="as-char" svg:y="-0.377cm" svg:width="0.33cm" svg:height="0.467cm" draw:z-index="2"><draw:object xlink:href="./Object 1" xlink:type="simple" xlink:show="embed" xlink:actuate="onLoad"/><draw:image xlink:href="./ObjectReplacements/Object 1" xlink:type="simple" xlink:show="embed" xlink:actuate="onLoad"/></draw:frame>до<draw:frame draw:style-name="fr2" draw:name="Объект2" text:anchor-type="as-char" svg:y="-0.377cm" svg:width="0.392cm" svg:height="0.467cm" draw:z-index="3"><draw:object xlink:href="./Object 2" xlink:type="simple" xlink:show="embed" xlink:actuate="onLoad"/><draw:image xlink:href="./ObjectReplacements/Object 2" xlink:type="simple" xlink:show="embed" xlink:actuate="onLoad"/></draw:frame>включительно,<draw:frame draw:style-name="fr2" draw:name="Объект3" text:anchor-type="as-char" svg:y="-0.377cm" svg:width="0.813cm" svg:height="0.467cm" draw:z-index="4"><draw:object xlink:href="./Object 3" xlink:type="simple" xlink:show="embed" xlink:actuate="onLoad"/><draw:image xlink:href="./ObjectReplacements/Object 3" xlink:type="simple" xlink:show="embed" xlink:actuate="onLoad"/></draw:frame>,<text:span text:style-name="T12"><draw:frame draw:style-name="fr2" draw:name="Объект4" text:anchor-type="as-char" svg:y="-0.437cm" svg:width="3.027cm" svg:height="0.557cm" draw:z-index="5"><draw:object xlink:href="./Object 4" xlink:type="simple" xlink:show="embed" xlink:actuate="onLoad"/><draw:image xlink:href="./ObjectReplacements/Object 4" xlink:type="simple" xlink:show="embed" xlink:actuate="onLoad"/></draw:frame></text:span>и<text:span text:style-name="T11"><draw:frame draw:style-name="fr2" draw:name="Объект5" text:anchor-type="as-char" svg:y="-0.386cm" svg:width="1.212cm" svg:height="0.508cm" draw:z-index="6"><draw:object xlink:href="./Object 5" xlink:type="simple" xlink:show="embed" xlink:actuate="onLoad"/><draw:image xlink:href="./ObjectReplacements/Object 5" xlink:type="simple" xlink:show="embed" xlink:actuate="onLoad"/></draw:frame></text:span>всегда нечетно.</text:p>
          <text:p text:style-name="P8">Вы хотите разделить эти числа на ровно<draw:frame draw:style-name="fr2" draw:name="Объект6" text:anchor-type="as-char" svg:y="-0.619cm" svg:width="1.476cm" svg:height="0.998cm" draw:z-index="7"><draw:object xlink:href="./Object 6" xlink:type="simple" xlink:show="embed" xlink:actuate="onLoad"/><draw:image xlink:href="./ObjectReplacements/Object 6" xlink:type="simple" xlink:show="embed" xlink:actuate="onLoad"/></draw:frame>пар таким образом, чтобы в каждой паре<draw:frame draw:style-name="fr2" draw:name="Объект7" text:anchor-type="as-char" svg:y="-0.386cm" svg:width="1.041cm" svg:height="0.508cm" draw:z-index="8"><draw:object xlink:href="./Object 7" xlink:type="simple" xlink:show="embed" xlink:actuate="onLoad"/><draw:image xlink:href="./ObjectReplacements/Object 7" xlink:type="simple" xlink:show="embed" xlink:actuate="onLoad"/></draw:frame>наибольший общий делитель<draw:frame draw:style-name="fr2" draw:name="Объект8" text:anchor-type="as-char" svg:y="-0.377cm" svg:width="0.326cm" svg:height="0.467cm" draw:z-index="9"><draw:object xlink:href="./Object 8" xlink:type="simple" xlink:show="embed" xlink:actuate="onLoad"/><draw:image xlink:href="./ObjectReplacements/Object 8" xlink:type="simple" xlink:show="embed" xlink:actuate="onLoad"/></draw:frame>и<text:span text:style-name="T10"><draw:frame draw:style-name="fr2" draw:name="Объект9" text:anchor-type="as-char" svg:y="-0.377cm" svg:width="0.395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равен<text:span text:style-name="T11"><draw:frame draw:style-name="fr2" draw:name="Объект10" text:anchor-type="as-char" svg:y="-0.377cm" svg:width="0.411cm" svg:height="0.467cm" draw:z-index="11"><draw:object xlink:href="./Object 10" xlink:type="simple" xlink:show="embed" xlink:actuate="onLoad"/><draw:image xlink:href="./ObjectReplacements/Object 10" xlink:type="simple" xlink:show="embed" xlink:actuate="onLoad"/></draw:frame></text:span>. Каждое число должно встретиться ровно в одной паре.</text:p>
          <text:p text:style-name="P8">Выведите полученные пары или сообщите, что решения не существует. Если существует несколько корректных решений, то выведите любое из них.</text:p>
          <text:list>
            <text:list-header>
              <text:p text:style-name="P3"><draw:frame draw:style-name="fr1" draw:name="Изображение3" text:anchor-type="paragraph" svg:x="1.244cm" svg:y="0.132cm" svg:width="17.974cm" svg:height="1.633cm" draw:z-index="12"><draw:image xlink:href="Pictures/10000201000003700000005011DE3299F9105A92.png" xlink:type="simple" xlink:show="embed" xlink:actuate="onLoad" loext:mime-type="image/png"/></draw:frame>l<text:span text:style-name="T13">,</text:span> r <text:span text:style-name="T13">=</text:span> map<text:span text:style-name="T13">(</text:span>int<text:span text:style-name="T13">,</text:span> input<text:span text:style-name="T13">().</text:span>split<text:span text:style-name="T13">())</text:span></text:p>
              <text:p text:style-name="P3"><text:span text:style-name="T7">print</text:span><text:span text:style-name="T13">(</text:span><text:span text:style-name="T20">'YES'</text:span><text:span text:style-name="T13">)</text:span></text:p>
              <text:p text:style-name="P3">ans <text:span text:style-name="T13">=</text:span> <text:span text:style-name="T20">'{} {}'</text:span></text:p>
              <text:p text:style-name="P3">pairs <text:span text:style-name="T13">=</text:span> <text:span text:style-name="T13">[</text:span>ans<text:span text:style-name="T13">.</text:span>format<text:span text:style-name="T13">(</text:span>l <text:span text:style-name="T13">+</text:span> <text:span text:style-name="T17">2</text:span><text:span text:style-name="T13">*</text:span>i<text:span text:style-name="T13">,</text:span> l <text:span text:style-name="T13">+</text:span> <text:span text:style-name="T17">2</text:span><text:span text:style-name="T13">*</text:span>i <text:span text:style-name="T13">+</text:span> <text:span text:style-name="T17">1</text:span><text:span text:style-name="T13">)</text:span> <text:span text:style-name="T7">for</text:span> i <text:span text:style-name="T7">in</text:span> range<text:span text:style-name="T13">((</text:span>r <text:span text:style-name="T13">-</text:span> l <text:span text:style-name="T13">+</text:span> <text:span text:style-name="T17">1</text:span><text:span text:style-name="T13">)//</text:span><text:span text:style-name="T17">2</text:span><text:span text:style-name="T13">)]</text:span></text:p>
              <text:p text:style-name="P3"><text:span text:style-name="T7">print</text:span><text:span text:style-name="T13">(</text:span><text:span text:style-name="T20">'\n'</text:span><text:span text:style-name="T13">.</text:span>join<text:span text:style-name="T13">(</text:span>pairs<text:span text:style-name="T13">))</text:span></text:p>
            </text:list-header>
          </text:list>
        </text:list-item>
        <text:list-item>
          <text:p text:style-name="P18">Задача 6.D</text:p>
          <text:p text:style-name="P8"><text:span text:style-name="T28">По введенным числам </text:span><text:span text:style-name="T29">A</text:span><text:span text:style-name="T27"> </text:span><text:span text:style-name="T28">и </text:span><text:span text:style-name="T29">B</text:span><text:span text:style-name="T27"> </text:span><text:span text:style-name="T28">вывести все простые числа в интервале от </text:span><text:span text:style-name="T29">A</text:span><text:span text:style-name="T27"> </text:span><text:span text:style-name="T28">до </text:span><text:span text:style-name="T29">B</text:span><text:span text:style-name="T27"> </text:span><text:span text:style-name="T28">включительно.</text:span></text:p>
        </text:list-item>
      </text:list>
      <text:p text:style-name="P1"><draw:frame draw:style-name="fr1" draw:name="Изображение4" text:anchor-type="paragraph" svg:x="1.332cm" svg:y="0.132cm" svg:width="17.974cm" svg:height="1.083cm" draw:z-index="13"><draw:image xlink:href="Pictures/100002010000036F00000035B79FF6A6A05903C3.png" xlink:type="simple" xlink:show="embed" xlink:actuate="onLoad" loext:mime-type="image/png"/></draw:frame></text:p>
      <text:p text:style-name="Код">a, b = map(int, input().split())</text:p>
      <text:p text:style-name="Код">a<text:span text:style-name="T13">,</text:span> b <text:span text:style-name="T13">=</text:span> min<text:span text:style-name="T13">(</text:span>a<text:span text:style-name="T13">,</text:span> b<text:span text:style-name="T13">),</text:span> max<text:span text:style-name="T13">(</text:span>a<text:span text:style-name="T13">,</text:span> b<text:span text:style-name="T13">)</text:span></text:p>
      <text:p text:style-name="Код">is_comp <text:span text:style-name="T13">=</text:span> <text:span text:style-name="T13">[</text:span><text:span text:style-name="T7">False</text:span><text:span text:style-name="T13">]</text:span> <text:span text:style-name="T13">*</text:span> <text:span text:style-name="T13">(</text:span>b <text:span text:style-name="T13">-</text:span> <text:span text:style-name="T17">1</text:span><text:span text:style-name="T13">)</text:span></text:p>
      <text:p text:style-name="Код"><text:span text:style-name="T7">for</text:span> i <text:span text:style-name="T7">in</text:span> range<text:span text:style-name="T13">(</text:span><text:span text:style-name="T17">2</text:span><text:span text:style-name="T13">,</text:span> b<text:span text:style-name="T13">+</text:span><text:span text:style-name="T17">1</text:span><text:span text:style-name="T13">):</text:span></text:p>
      <text:p text:style-name="Код"><text:s text:c="4"/><text:span text:style-name="T8">if</text:span><text:span text:style-name="T16"> </text:span><text:span text:style-name="T8">not</text:span><text:span text:style-name="T16"> is_comp</text:span><text:span text:style-name="T14">[</text:span><text:span text:style-name="T16">i</text:span><text:span text:style-name="T14">-</text:span><text:span text:style-name="T18">2</text:span><text:span text:style-name="T14">]:</text:span></text:p>
      <text:p text:style-name="Код"><text:s text:c="8"/><text:span text:style-name="T16">j </text:span><text:span text:style-name="T14">=</text:span><text:span text:style-name="T16"> i </text:span><text:span text:style-name="T14">**</text:span><text:span text:style-name="T16"> </text:span><text:span text:style-name="T18">2</text:span></text:p>
      <text:p text:style-name="Код"><text:s text:c="8"/><text:span text:style-name="T8">while</text:span><text:span text:style-name="T16"> j </text:span><text:span text:style-name="T14">&lt;=</text:span><text:span text:style-name="T16"> b</text:span><text:span text:style-name="T14">:</text:span></text:p>
      <text:p text:style-name="Код"><text:s text:c="12"/><text:span text:style-name="T16">is_comp</text:span><text:span text:style-name="T14">[</text:span><text:span text:style-name="T16">j</text:span><text:span text:style-name="T14">-</text:span><text:span text:style-name="T18">2</text:span><text:span text:style-name="T14">]</text:span><text:span text:style-name="T16"> </text:span><text:span text:style-name="T14">=</text:span><text:span text:style-name="T16"> </text:span><text:span text:style-name="T8">True</text:span></text:p>
      <text:p text:style-name="Код"><text:s text:c="12"/><text:span text:style-name="T16">j </text:span><text:span text:style-name="T14">+=</text:span><text:span text:style-name="T16"> i</text:span></text:p>
      <text:p text:style-name="Код">p <text:span text:style-name="T13">=</text:span> <text:span text:style-name="T13">[</text:span>i<text:span text:style-name="T13">+</text:span><text:span text:style-name="T17">2</text:span> <text:span text:style-name="T7">for</text:span> i <text:span text:style-name="T7">in</text:span> range<text:span text:style-name="T13">(</text:span>len<text:span text:style-name="T13">(</text:span>is_comp<text:span text:style-name="T13">))</text:span> <text:span text:style-name="T7">if</text:span> <text:span text:style-name="T7">not</text:span> is_comp<text:span text:style-name="T13">[</text:span>i<text:span text:style-name="T13">]</text:span> <text:span text:style-name="T7">and</text:span> i<text:span text:style-name="T13">+</text:span><text:span text:style-name="T17">2</text:span> <text:span text:style-name="T13">&gt;=</text:span> a<text:span text:style-name="T13">]</text:span></text:p>
      <text:p text:style-name="Код"><text:span text:style-name="T7">print</text:span><text:span text:style-name="T13">(</text:span><text:span text:style-name="T20">' '</text:span><text:span text:style-name="T13">.</text:span>join<text:span text:style-name="T13">(</text:span>map<text:span text:style-name="T13">(</text:span>str<text:span text:style-name="T13">,</text:span> p<text:span text:style-name="T13">)))</text:span></text:p>
      <text:list xml:id="list195937467425769" text:continue-numbering="true" text:style-name="L3">
        <text:list-item>
          <text:p text:style-name="P15"><text:span text:style-name="T31">Задача 5.С</text:span></text:p>
          <text:p text:style-name="P11"><text:span text:style-name="T28">Дано </text:span><text:span text:style-name="T29">n</text:span><text:span text:style-name="T27"> </text:span><text:span text:style-name="T28">отрезков на числовой прямой и</text:span><text:span text:style-name="T28"><draw:frame draw:style-name="fr3" draw:name="Объект20" text:anchor-type="as-char" svg:y="-0.377cm" svg:width="0.515cm" svg:height="0.467cm" draw:z-index="23"><draw:object xlink:href="./Object 20" xlink:type="simple" xlink:show="embed" xlink:actuate="onLoad"/><draw:image xlink:href="./ObjectReplacements/Object 20" xlink:type="simple" xlink:show="embed" xlink:actuate="onLoad"/></draw:frame></text:span><text:span text:style-name="T28">точек на этой же прямой. Для каждой из данных точек определите, скольким отрезкам они принадлежат. Точка</text:span><text:span text:style-name="T28"><draw:frame draw:style-name="fr3" draw:name="Объект23" text:anchor-type="as-char" svg:y="-0.377cm" svg:width="0.432cm" svg:height="0.467cm" draw:z-index="26"><draw:object xlink:href="./Object 23" xlink:type="simple" xlink:show="embed" xlink:actuate="onLoad"/><draw:image xlink:href="./ObjectReplacements/Object 23" xlink:type="simple" xlink:show="embed" xlink:actuate="onLoad"/></draw:frame></text:span><text:span text:style-name="T28">считается принадлежащей отрезку с концами</text:span><text:span text:style-name="T28"><draw:frame draw:style-name="fr3" draw:name="Объект21" text:anchor-type="as-char" svg:y="-0.377cm" svg:width="0.427cm" svg:height="0.467cm" draw:z-index="24"><draw:object xlink:href="./Object 21" xlink:type="simple" xlink:show="embed" xlink:actuate="onLoad"/><draw:image xlink:href="./ObjectReplacements/Object 21" xlink:type="simple" xlink:show="embed" xlink:actuate="onLoad"/></draw:frame></text:span><text:span text:style-name="T28">и</text:span><text:span text:style-name="T29"><draw:frame draw:style-name="fr3" draw:name="Объект22" text:anchor-type="as-char" svg:y="-0.377cm" svg:width="0.425cm" svg:height="0.467cm" draw:z-index="25"><draw:object xlink:href="./Object 22" xlink:type="simple" xlink:show="embed" xlink:actuate="onLoad"/><draw:image xlink:href="./ObjectReplacements/Object 22" xlink:type="simple" xlink:show="embed" xlink:actuate="onLoad"/></draw:frame></text:span><text:span text:style-name="T28">, если выполняется двойное неравенство</text:span><text:span text:style-name="T30"><draw:frame draw:style-name="fr3" draw:name="Объект19" text:anchor-type="as-char" svg:y="-0.386cm" svg:width="4.429cm" svg:height="0.508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28">.</text:span></text:p>
          <text:p text:style-name="P2"><draw:frame draw:style-name="fr1" draw:name="Изображение5" text:anchor-type="paragraph" svg:x="1.288cm" svg:y="0cm" svg:width="18.039cm" svg:height="0.506cm" draw:z-index="27"><draw:image xlink:href="Pictures/10000000000005240000002598DB39B293E30DAE.png" xlink:type="simple" xlink:show="embed" xlink:actuate="onLoad" loext:mime-type="image/x-vclgraphic"/></draw:frame><draw:frame draw:style-name="fr1" draw:name="Изображение6" text:anchor-type="paragraph" svg:x="1.288cm" svg:y="0.559cm" svg:width="18.039cm" svg:height="0.561cm" draw:z-index="28"><draw:image xlink:href="Pictures/1000020100000524000000293D1C49D42E5CF65E.png" xlink:type="simple" xlink:show="embed" xlink:actuate="onLoad" loext:mime-type="image/x-vclgraphic"/></draw:frame><text:span text:style-name="T7">from</text:span> sys <text:span text:style-name="T7">import</text:span> stdin</text:p>
        </text:list-item>
      </text:list>
      <text:p text:style-name="Код"><text:span text:style-name="T7">def</text:span> association_segments<text:span text:style-name="T13">(</text:span>events<text:span text:style-name="T13">):</text:span></text:p>
      <text:p text:style-name="Код"><text:s text:c="4"/><text:span text:style-name="T32">i </text:span><text:span text:style-name="T15">=</text:span><text:span text:style-name="T32"> </text:span><text:span text:style-name="T19">1</text:span></text:p>
      <text:p text:style-name="Код"><text:s text:c="4"/><text:span text:style-name="T32">last </text:span><text:span text:style-name="T15">=</text:span><text:span text:style-name="T32"> </text:span><text:span text:style-name="T15">-</text:span><text:span text:style-name="T19">1</text:span></text:p>
      <text:p text:style-name="Код"><text:s text:c="4"/><text:span text:style-name="T32">c </text:span><text:span text:style-name="T15">=</text:span><text:span text:style-name="T32"> </text:span><text:span text:style-name="T19">0</text:span></text:p>
      <text:p text:style-name="Код"><text:s text:c="4"/><text:span text:style-name="T32">events</text:span><text:span text:style-name="T15">.</text:span><text:span text:style-name="T32">sort</text:span><text:span text:style-name="T15">()</text:span></text:p>
      <text:p text:style-name="Код"><text:s text:c="4"/><text:span text:style-name="T32">res </text:span><text:span text:style-name="T15">=</text:span><text:span text:style-name="T32"> dict</text:span><text:span text:style-name="T15">()</text:span></text:p>
      <text:p text:style-name="Код"><text:s text:c="4"/><text:span text:style-name="T9">for</text:span><text:span text:style-name="T32"> x</text:span><text:span text:style-name="T15">,</text:span><text:span text:style-name="T32"> t </text:span><text:span text:style-name="T9">in</text:span><text:span text:style-name="T32"> events</text:span><text:span text:style-name="T15">:</text:span></text:p>
      <text:p text:style-name="Код"><text:s text:c="8"/><text:span text:style-name="T9">if</text:span><text:span text:style-name="T32"> t </text:span><text:span text:style-name="T15">==</text:span><text:span text:style-name="T32"> </text:span><text:span text:style-name="T15">-</text:span><text:span text:style-name="T19">1</text:span><text:span text:style-name="T15">:</text:span></text:p>
      <text:p text:style-name="Код"><text:s text:c="12"/><text:span text:style-name="T32">c </text:span><text:span text:style-name="T15">+=</text:span><text:span text:style-name="T32"> </text:span><text:span text:style-name="T19">1</text:span></text:p>
      <text:p text:style-name="Код"><text:s text:c="8"/><text:span text:style-name="T9">elif</text:span><text:span text:style-name="T32"> t </text:span><text:span text:style-name="T15">==</text:span><text:span text:style-name="T32"> </text:span><text:span text:style-name="T19">0</text:span><text:span text:style-name="T15">:</text:span></text:p>
      <text:p text:style-name="Код"><text:soft-page-break/><text:s text:c="12"/><text:span text:style-name="T32">res</text:span><text:span text:style-name="T15">[</text:span><text:span text:style-name="T32">x</text:span><text:span text:style-name="T15">]</text:span><text:span text:style-name="T32"> </text:span><text:span text:style-name="T15">=</text:span><text:span text:style-name="T32"> c</text:span></text:p>
      <text:p text:style-name="Код"><text:s text:c="8"/><text:span text:style-name="T9">else</text:span><text:span text:style-name="T15">:</text:span></text:p>
      <text:p text:style-name="Код"><text:s text:c="12"/><text:span text:style-name="T32">c </text:span><text:span text:style-name="T15">-=</text:span><text:span text:style-name="T32"> </text:span><text:span text:style-name="T19">1</text:span></text:p>
      <text:p text:style-name="Код"><text:s text:c="4"/><text:span text:style-name="T9">return</text:span><text:span text:style-name="T32"> res</text:span></text:p>
      <text:p text:style-name="Код"/>
      <text:p text:style-name="Код">n<text:span text:style-name="T13">,</text:span> m <text:span text:style-name="T13">=</text:span> map<text:span text:style-name="T13">(</text:span>int<text:span text:style-name="T13">,</text:span> input<text:span text:style-name="T13">().</text:span>split<text:span text:style-name="T13">())</text:span></text:p>
      <text:p text:style-name="Код">events <text:span text:style-name="T13">=</text:span> <text:span text:style-name="T13">[]</text:span></text:p>
      <text:p text:style-name="Код"><text:span text:style-name="T7">for</text:span> _ <text:span text:style-name="T7">in</text:span> range<text:span text:style-name="T13">(</text:span>n<text:span text:style-name="T13">):</text:span></text:p>
      <text:p text:style-name="Код"><text:s text:c="4"/><text:span text:style-name="T32">l</text:span><text:span text:style-name="T15">,</text:span><text:span text:style-name="T32"> r </text:span><text:span text:style-name="T15">=</text:span><text:span text:style-name="T32"> map</text:span><text:span text:style-name="T15">(</text:span><text:span text:style-name="T32">int</text:span><text:span text:style-name="T15">,</text:span><text:span text:style-name="T32"> stdin</text:span><text:span text:style-name="T15">.</text:span><text:span text:style-name="T32">readline</text:span><text:span text:style-name="T15">().</text:span><text:span text:style-name="T32">strip</text:span><text:span text:style-name="T15">().</text:span><text:span text:style-name="T32">split</text:span><text:span text:style-name="T15">())</text:span></text:p>
      <text:p text:style-name="Код"><text:s text:c="4"/><text:span text:style-name="T9">if</text:span><text:span text:style-name="T32"> l </text:span><text:span text:style-name="T15">&gt;</text:span><text:span text:style-name="T32"> r</text:span><text:span text:style-name="T15">:</text:span></text:p>
      <text:p text:style-name="Код"><text:s text:c="8"/><text:span text:style-name="T32">l</text:span><text:span text:style-name="T15">,</text:span><text:span text:style-name="T32"> r </text:span><text:span text:style-name="T15">=</text:span><text:span text:style-name="T32"> r</text:span><text:span text:style-name="T15">,</text:span><text:span text:style-name="T32"> l</text:span></text:p>
      <text:p text:style-name="Код"><text:s text:c="4"/><text:span text:style-name="T32">events</text:span><text:span text:style-name="T15">.</text:span><text:span text:style-name="T32">append</text:span><text:span text:style-name="T15">((</text:span><text:span text:style-name="T32">l</text:span><text:span text:style-name="T15">,</text:span><text:span text:style-name="T32"> </text:span><text:span text:style-name="T15">-</text:span><text:span text:style-name="T19">1</text:span><text:span text:style-name="T15">))</text:span></text:p>
      <text:p text:style-name="Код"><text:s text:c="4"/><text:span text:style-name="T32">events</text:span><text:span text:style-name="T15">.</text:span><text:span text:style-name="T32">append</text:span><text:span text:style-name="T15">((</text:span><text:span text:style-name="T32">r</text:span><text:span text:style-name="T15">,</text:span><text:span text:style-name="T32"> </text:span><text:span text:style-name="T19">1</text:span><text:span text:style-name="T15">))</text:span></text:p>
      <text:p text:style-name="Код">points <text:span text:style-name="T13">=</text:span> <text:span text:style-name="T13">[(</text:span>x<text:span text:style-name="T13">,</text:span> <text:span text:style-name="T17">0</text:span><text:span text:style-name="T13">)</text:span> <text:span text:style-name="T7">for</text:span> x <text:span text:style-name="T7">in</text:span> map<text:span text:style-name="T13">(</text:span>int<text:span text:style-name="T13">,</text:span> input<text:span text:style-name="T13">().</text:span>split<text:span text:style-name="T13">())]</text:span></text:p>
      <text:p text:style-name="Код">events <text:span text:style-name="T13">+=</text:span> points </text:p>
      <text:p text:style-name="Код">res <text:span text:style-name="T13">=</text:span> association_segments<text:span text:style-name="T13">(</text:span>events<text:span text:style-name="T13">)</text:span></text:p>
      <text:p text:style-name="Код"><text:span text:style-name="T7">for</text:span> p <text:span text:style-name="T7">in</text:span> points<text:span text:style-name="T13">:</text:span></text:p>
      <text:p text:style-name="Код"><text:s text:c="4"/><text:span text:style-name="T9">print</text:span><text:span text:style-name="T15">(</text:span><text:span text:style-name="T32">res</text:span><text:span text:style-name="T15">[</text:span><text:span text:style-name="T32">p</text:span><text:span text:style-name="T15">[</text:span><text:span text:style-name="T19">0</text:span><text:span text:style-name="T15">]],</text:span><text:span text:style-name="T32"> end</text:span><text:span text:style-name="T15">=</text:span><text:span text:style-name="T22">' '</text:span><text:span text:style-name="T15">)</text:span></text:p>
      <text:list xml:id="list195936904288323" text:continue-numbering="true" text:style-name="L3">
        <text:list-item>
          <text:p text:style-name="P17">Задача 5.D</text:p>
          <text:p text:style-name="P9">Как известно, после обеда в ЛКШ проходит много интересных мероприятий, но все равно каждый ЛКШонок старается хотя бы ненадолго заглянуть в комповник, чтобы дорешать задачи, не сделанные во время практики.</text:p>
          <text:p text:style-name="P10">В этом году погода стоит особо жаркая, поэтому в комповнике очень душно и важно следить за тем, чтобы в комповнике не находилось одновременно очень много школьников. Поэтому завуч записал время прихода и ухода из комповника каждого ЛКШонка.</text:p>
          <text:p text:style-name="P10">Теперь завуч хочет узнать, сколько ЛКШат встретил в комповнике каждый ЛКШонок.</text:p>
        </text:list-item>
      </text:list>
      <text:p text:style-name="Код"><draw:frame draw:style-name="fr1" draw:name="Изображение7" text:anchor-type="paragraph" svg:x="1.353cm" svg:y="0.072cm" svg:width="18.039cm" svg:height="0.533cm" draw:z-index="29"><draw:image xlink:href="Pictures/1000020100000527000000276724F4FEEFAF382F.png" xlink:type="simple" xlink:show="embed" xlink:actuate="onLoad" loext:mime-type="image/x-vclgraphic"/></draw:frame><draw:frame draw:style-name="fr1" draw:name="Изображение8" text:anchor-type="paragraph" svg:x="1.353cm" svg:y="0.603cm" svg:width="18.039cm" svg:height="0.506cm" draw:z-index="30"><draw:image xlink:href="Pictures/1000020100000525000000256CCD8BB7031F2A33.png" xlink:type="simple" xlink:show="embed" xlink:actuate="onLoad" loext:mime-type="image/x-vclgraphic"/></draw:frame>n = int(input())</text:p>
      <text:p text:style-name="Код">xs = []</text:p>
      <text:p text:style-name="Код">for i in range(1, n+1):</text:p>
      <text:p text:style-name="Код"><text:s text:c="4"/>y = list(map(int, input().split()))</text:p>
      <text:p text:style-name="Код"><text:s text:c="4"/>xs.append((y[0], -i))</text:p>
      <text:p text:style-name="Код"><text:s text:c="4"/>xs.append((y[1], i))</text:p>
      <text:p text:style-name="Код"/>
      <text:p text:style-name="Код">xs.sort()</text:p>
      <text:p text:style-name="Код">count_open = 0</text:p>
      <text:p text:style-name="Код">count_close = 0</text:p>
      <text:p text:style-name="Код">ys = [0]*(n+1)</text:p>
      <text:p text:style-name="Код">for x, t in xs:</text:p>
      <text:p text:style-name="Код"><text:s text:c="4"/>if t &lt; 0:</text:p>
      <text:p text:style-name="Код"><text:s text:c="8"/>ys[abs(t)] -= count_close</text:p>
      <text:p text:style-name="Код"><text:s text:c="8"/>count_open += 1</text:p>
      <text:p text:style-name="Код"><text:s text:c="4"/>else:</text:p>
      <text:p text:style-name="Код"><text:s text:c="8"/>ys[abs(t)] += count_open</text:p>
      <text:p text:style-name="Код"><text:s text:c="8"/>count_close += 1</text:p>
      <text:p text:style-name="Код">for y in ys[1:]:</text:p>
      <text:p text:style-name="Код"><text:s text:c="4"/>print(y-1)</text:p>
      <text:list xml:id="list195936843135627" text:continue-numbering="true" text:style-name="L3"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Код" style:family="paragraph" style:parent-style-name="Footnote" style:master-page-name="">
      <style:paragraph-properties fo:margin-left="0.801cm" fo:margin-right="0.801cm" fo:text-indent="1.499cm" style:auto-text-indent="false" style:page-number="auto"/>
      <style:text-properties style:font-name="IBM 3270" fo:font-family="'IBM 3270'" style:font-style-name="Обычный" style:font-pitch="fixed" fo:font-size="9pt" fo:font-weight="normal" style:font-size-asian="9pt" style:font-size-complex="9pt"/>
    </style:style>
    <style:style style:name="Стандарт" style:family="paragraph" style:parent-style-name="Код" style:master-page-name="">
      <style:paragraph-properties fo:margin-left="0.4cm" fo:margin-right="0.4cm" fo:text-indent="0cm" style:auto-text-indent="false" style:page-number="auto">
        <style:tab-stops/>
      </style:paragraph-properties>
      <style:text-properties style:font-name="Ubuntu" fo:font-family="Ubuntu" style:font-style-name="Обычный" style:font-pitch="variable" fo:font-size="10.5pt" fo:font-weight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1cm" fo:margin-bottom="1.235cm" fo:margin-left="1.169cm" fo:margin-right="1.15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8:36:51.318820207</meta:creation-date>
    <dc:date>2018-11-22T19:59:36.227220245</dc:date>
    <meta:editing-duration>PT11H3M30S</meta:editing-duration>
    <meta:editing-cycles>5</meta:editing-cycles>
    <meta:generator>LibreOffice/6.0.6.2$Linux_X86_64 LibreOffice_project/00m0$Build-2</meta:generator>
    <meta:document-statistic meta:table-count="0" meta:image-count="8" meta:object-count="23" meta:page-count="3" meta:paragraph-count="129" meta:word-count="714" meta:character-count="4534" meta:non-whitespace-character-count="3527"/>
  </office:meta>
</office:document-meta>
</file>

<file path=Object 1/content.xml><?xml version="1.0" encoding="utf-8"?>
<math xmlns="http://www.w3.org/1998/Math/MathML" display="block">
  <semantics>
    <mi>l</mi>
    <annotation encoding="StarMath 5.0"> l </annotation>
  </semantics>
</math>
</file>

<file path=Object 10/content.xml><?xml version="1.0" encoding="utf-8"?>
<math xmlns="http://www.w3.org/1998/Math/MathML" display="block">
  <semantics>
    <mn>1</mn>
    <annotation encoding="StarMath 5.0"> 1</annotation>
  </semantics>
</math>
</file>

<file path=Object 11/content.xml><?xml version="1.0" encoding="utf-8"?>
<math xmlns="http://www.w3.org/1998/Math/MathML" display="block">
  <semantics>
    <mi>t</mi>
    <annotation encoding="StarMath 5.0"> t </annotation>
  </semantics>
</math>
</file>

<file path=Object 12/content.xml><?xml version="1.0" encoding="utf-8"?>
<math xmlns="http://www.w3.org/1998/Math/MathML" display="block">
  <semantics>
    <mi>t</mi>
    <annotation encoding="StarMath 5.0"> t </annotation>
  </semantics>
</math>
</file>

<file path=Object 13/content.xml><?xml version="1.0" encoding="utf-8"?>
<math xmlns="http://www.w3.org/1998/Math/MathML" display="block">
  <semantics>
    <mi>n</mi>
    <annotation encoding="StarMath 5.0"> n </annotation>
  </semantics>
</math>
</file>

<file path=Object 14/content.xml><?xml version="1.0" encoding="utf-8"?>
<math xmlns="http://www.w3.org/1998/Math/MathML" display="block">
  <semantics>
    <mi>v</mi>
    <annotation encoding="StarMath 5.0"> v </annotation>
  </semantics>
</math>
</file>

<file path=Object 15/content.xml><?xml version="1.0" encoding="utf-8"?>
<math xmlns="http://www.w3.org/1998/Math/MathML" display="block">
  <semantics>
    <mi>w</mi>
    <annotation encoding="StarMath 5.0"> w</annotation>
  </semantics>
</math>
</file>

<file path=Object 16/content.xml><?xml version="1.0" encoding="utf-8"?>
<math xmlns="http://www.w3.org/1998/Math/MathML" display="block">
  <semantics>
    <mi>w</mi>
    <annotation encoding="StarMath 5.0"> w</annotation>
  </semantics>
</math>
</file>

<file path=Object 17/content.xml><?xml version="1.0" encoding="utf-8"?>
<math xmlns="http://www.w3.org/1998/Math/MathML" display="block">
  <semantics>
    <mi>s</mi>
    <annotation encoding="StarMath 5.0"> s</annotation>
  </semantics>
</math>
</file>

<file path=Object 18/content.xml><?xml version="1.0" encoding="utf-8"?>
<math xmlns="http://www.w3.org/1998/Math/MathML" display="block">
  <semantics>
    <mi>k</mi>
    <annotation encoding="StarMath 5.0"> k </annotation>
  </semantics>
</math>
</file>

<file path=Object 19/content.xml><?xml version="1.0" encoding="utf-8"?>
<math xmlns="http://www.w3.org/1998/Math/MathML" display="block">
  <semantics>
    <mrow>
      <mi mathvariant="italic">min</mi>
      <mrow>
        <mo fence="true" stretchy="false">(</mo>
        <mrow>
          <mrow>
            <mi>a</mi>
            <mi>,</mi>
            <mi>b</mi>
          </mrow>
        </mrow>
        <mo fence="true" stretchy="false">)</mo>
      </mrow>
      <mi>≤</mi>
      <mi>x</mi>
      <mi>≤</mi>
      <mi mathvariant="italic">max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 min(a, b) ≤ x ≤ max(a, b)</annotation>
  </semantics>
</math>
</file>

<file path=Object 2/content.xml><?xml version="1.0" encoding="utf-8"?>
<math xmlns="http://www.w3.org/1998/Math/MathML" display="block">
  <semantics>
    <mi>r</mi>
    <annotation encoding="StarMath 5.0"> r </annotation>
  </semantics>
</math>
</file>

<file path=Object 20/content.xml><?xml version="1.0" encoding="utf-8"?>
<math xmlns="http://www.w3.org/1998/Math/MathML" display="block">
  <semantics>
    <mi>m</mi>
    <annotation encoding="StarMath 5.0"> m </annotation>
  </semantics>
</math>
</file>

<file path=Object 21/content.xml><?xml version="1.0" encoding="utf-8"?>
<math xmlns="http://www.w3.org/1998/Math/MathML" display="block">
  <semantics>
    <mi>a</mi>
    <annotation encoding="StarMath 5.0"> a </annotation>
  </semantics>
</math>
</file>

<file path=Object 22/content.xml><?xml version="1.0" encoding="utf-8"?>
<math xmlns="http://www.w3.org/1998/Math/MathML" display="block">
  <semantics>
    <mi>b</mi>
    <annotation encoding="StarMath 5.0"> b</annotation>
  </semantics>
</math>
</file>

<file path=Object 23/content.xml><?xml version="1.0" encoding="utf-8"?>
<math xmlns="http://www.w3.org/1998/Math/MathML" display="block">
  <semantics>
    <mi>x</mi>
    <annotation encoding="StarMath 5.0"> x </annotation>
  </semantics>
</math>
</file>

<file path=Object 3/content.xml><?xml version="1.0" encoding="utf-8"?>
<math xmlns="http://www.w3.org/1998/Math/MathML" display="block">
  <semantics>
    <mrow>
      <mi>l</mi>
      <mo stretchy="false">&lt;</mo>
      <mi>r</mi>
    </mrow>
    <annotation encoding="StarMath 5.0"> l&lt;r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r</mi>
            <mi>−</mi>
            <mrow>
              <mi>l</mi>
              <mo stretchy="false">+</mo>
              <mn>1</mn>
            </mrow>
          </mrow>
        </mrow>
        <mo fence="true" stretchy="false">)</mo>
      </mrow>
      <mi>≤</mi>
      <mn>3</mn>
      <mi>⋅</mi>
      <msup>
        <mn>10</mn>
        <mn>5</mn>
      </msup>
    </mrow>
    <annotation encoding="StarMath 5.0"> (r−l+1)≤3⋅10^5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i>r</mi>
          <mi>−</mi>
          <mi>l</mi>
        </mrow>
      </mrow>
      <mo fence="true" stretchy="false">)</mo>
    </mrow>
    <annotation encoding="StarMath 5.0"> (r−l)</annotation>
  </semantics>
</math>
</file>

<file path=Object 6/content.xml><?xml version="1.0" encoding="utf-8"?>
<math xmlns="http://www.w3.org/1998/Math/MathML" display="block">
  <semantics>
    <mfrac>
      <mrow>
        <mi>r</mi>
        <mi>−</mi>
        <mrow>
          <mi>l</mi>
          <mo stretchy="false">+</mo>
          <mn>1</mn>
        </mrow>
      </mrow>
      <mn>2</mn>
    </mfrac>
    <annotation encoding="StarMath 5.0">{ r−l+1 }over 2 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</mrow>
      </mrow>
      <mo fence="true" stretchy="false">)</mo>
    </mrow>
    <annotation encoding="StarMath 5.0"> (i,j) </annotation>
  </semantics>
</math>
</file>

<file path=Object 8/content.xml><?xml version="1.0" encoding="utf-8"?>
<math xmlns="http://www.w3.org/1998/Math/MathML" display="block">
  <semantics>
    <mi>i</mi>
    <annotation encoding="StarMath 5.0"> i </annotation>
  </semantics>
</math>
</file>

<file path=Object 9/content.xml><?xml version="1.0" encoding="utf-8"?>
<math xmlns="http://www.w3.org/1998/Math/MathML" display="block">
  <semantics>
    <mi>j</mi>
    <annotation encoding="StarMath 5.0"> j</annotation>
  </semantics>
</math>
</file>